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2cm"/>
    </style:style>
    <style:style style:name="co2" style:family="table-column">
      <style:table-column-properties fo:break-before="auto" style:column-width="2.884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2.725cm"/>
    </style:style>
    <style:style style:name="co5" style:family="table-column">
      <style:table-column-properties fo:break-before="auto" style:column-width="8.624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09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artlis</text:p>
          </table:table-cell>
          <table:table-cell office:value-type="string">
            <text:p>t exported from</text:p>
          </table:table-cell>
          <table:table-cell office:value-type="string">
            <text:p>C:/Users/akhe/Docu</text:p>
          </table:table-cell>
          <table:table-cell office:value-type="string">
            <text:p>ments/develop</text:p>
          </table:table-cell>
          <table:table-cell office:value-type="string">
            <text:p>ment/hardware_zeus/can4vscp/sanfrancisco_baromete</text:p>
          </table:table-cell>
          <table:table-cell office:value-type="string">
            <text:p>r/eagle/sanfrancisco_ba</text:p>
          </table:table-cell>
          <table:table-cell office:value-type="string">
            <text:p>rometer_r</text:p>
          </table:table-cell>
          <table:table-cell office:value-type="string">
            <text:p>ev_a.sch at 2011-10-</text:p>
          </table:table-cell>
          <table:table-cell office:value-type="string">
            <text:p>06 16:49: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1N5819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0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3951CT-ND</text:p>
          </table:table-cell>
          <table:table-cell office:value-type="float" office:value="5.04">
            <text:p>5,04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330uF</text:p>
          </table:table-cell>
          <table:table-cell office:value-type="string">
            <text:p>CPOL-EUD</text:p>
          </table:table-cell>
          <table:table-cell office:value-type="string">
            <text:p>PANASONIC_D</text:p>
          </table:table-cell>
          <table:table-cell office:value-type="string">
            <text:p>POLARIZED CAPACITOR, European symbol</text:p>
          </table:table-cell>
          <table:table-cell office:value-type="string">
            <text:p>Elektrolytkondensator</text:p>
          </table:table-cell>
          <table:table-cell office:value-type="string">
            <text:p>Digikey</text:p>
          </table:table-cell>
          <table:table-cell office:value-type="string">
            <text:p>PCE4164CT-ND</text:p>
          </table:table-cell>
          <table:table-cell office:value-type="float" office:value="4.4">
            <text:p>4,4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F</text:p>
          </table:table-cell>
          <table:table-cell office:value-type="string">
            <text:p>CNP-0805</text:p>
          </table:table-cell>
          <table:table-cell office:value-type="float" office:value="805">
            <text:p>805</text:p>
          </table:table-cell>
          <table:table-cell office:value-type="string">
            <text:p>NON-POLARIZED CAP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5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Kondensator</text:p>
          </table:table-cell>
          <table:table-cell office:value-type="string">
            <text:p>Bejoken</text:p>
          </table:table-cell>
          <table:table-cell office:value-type="float" office:value="522419">
            <text:p>522419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0.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Avstörningskondensa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Capacitor</text:p>
          </table:table-cell>
          <table:table-cell office:value-type="string">
            <text:p>Bejoken</text:p>
          </table:table-cell>
          <table:table-cell office:value-type="float" office:value="522592">
            <text:p>522592</text:p>
          </table:table-cell>
          <table:table-cell office:value-type="float" office:value="0.158">
            <text:p>0,16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u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Capacitor</text:p>
          </table:table-cell>
          <table:table-cell office:value-type="string">
            <text:p>Bejoken</text:p>
          </table:table-cell>
          <table:table-cell office:value-type="float" office:value="522592">
            <text:p>522592</text:p>
          </table:table-cell>
          <table:table-cell office:value-type="float" office:value="0.158">
            <text:p>0,16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S1D</text:p>
          </table:table-cell>
          <table:table-cell office:value-type="string">
            <text:p>DIODE-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office:value-type="string">
            <text:p>Protection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NUP2105L</text:p>
          </table:table-cell>
          <table:table-cell office:value-type="string">
            <text:p>DIODE-2CA|ACSOT23</text:p>
          </table:table-cell>
          <table:table-cell office:value-type="string">
            <text:p>SOT23</text:p>
          </table:table-cell>
          <table:table-cell office:value-type="string">
            <text:p>Dual DIODE Cathode-Anode|Anode-Cathode</text:p>
          </table:table-cell>
          <table:table-cell office:value-type="string">
            <text:p>Tansient protection</text:p>
          </table:table-cell>
          <table:table-cell office:value-type="string">
            <text:p>Digikey</text:p>
          </table:table-cell>
          <table:table-cell office:value-type="string">
            <text:p>NUP2105LT1GOS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PIC18F2580</text:p>
          </table:table-cell>
          <table:table-cell office:value-type="string">
            <text:p>PIC18LF252-I/SO</text:p>
          </table:table-cell>
          <table:table-cell office:value-type="string">
            <text:p>SO28</text:p>
          </table:table-cell>
          <table:table-cell office:value-type="string">
            <text:p>18F252, 28 pin, 32Kb prog, 1536 data, 256 EEPROM</text:p>
          </table:table-cell>
          <table:table-cell office:value-type="string">
            <text:p>Processor</text:p>
          </table:table-cell>
          <table:table-cell office:value-type="string">
            <text:p>Digikey</text:p>
          </table:table-cell>
          <table:table-cell office:value-type="string">
            <text:p>PIC18F2580-I/SO-ND</text:p>
          </table:table-cell>
          <table:table-cell office:value-type="float" office:value="60.96">
            <text:p>60,96</text:p>
          </table:table-cell>
        </table:table-row>
        <table:table-row table:style-name="ro1">
          <table:table-cell office:value-type="string">
            <text:p>IC3</text:p>
          </table:table-cell>
          <table:table-cell table:number-columns-repeated="2" office:value-type="string">
            <text:p>MCP2551SN</text:p>
          </table:table-cell>
          <table:table-cell office:value-type="string">
            <text:p>SO-08</text:p>
          </table:table-cell>
          <table:table-cell office:value-type="string">
            <text:p>High Speed CAN tranceiver</text:p>
          </table:table-cell>
          <table:table-cell office:value-type="string">
            <text:p>CAN tranceiver</text:p>
          </table:table-cell>
          <table:table-cell office:value-type="string">
            <text:p>Digikey</text:p>
          </table:table-cell>
          <table:table-cell office:value-type="string">
            <text:p>MCP2551-I/SN-ND</text:p>
          </table:table-cell>
          <table:table-cell office:value-type="float" office:value="8.96">
            <text:p>8,96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LM2575S</text:p>
          </table:table-cell>
          <table:table-cell office:value-type="string">
            <text:p>TO263-5</text:p>
          </table:table-cell>
          <table:table-cell office:value-type="string">
            <text:p>National Semiconductor 1.0A "Simple Switcher"(c)</text:p>
          </table:table-cell>
          <table:table-cell office:value-type="string">
            <text:p>Simpleswitcher</text:p>
          </table:table-cell>
          <table:table-cell office:value-type="string">
            <text:p>Digikey</text:p>
          </table:table-cell>
          <table:table-cell office:value-type="string">
            <text:p>LM2575S-3.3/NOPB-ND</text:p>
          </table:table-cell>
          <table:table-cell office:value-type="float" office:value="23.76">
            <text:p>23,76</text:p>
          </table:table-cell>
        </table:table-row>
        <table:table-row table:style-name="ro1">
          <table:table-cell office:value-type="string">
            <text:p>J2</text:p>
          </table:table-cell>
          <table:table-cell table:number-columns-repeated="2" office:value-type="string">
            <text:p>A00-108-220-450</text:p>
          </table:table-cell>
          <table:table-cell office:value-type="string">
            <text:p>RJ-45</text:p>
          </table:table-cell>
          <table:table-cell/>
          <table:table-cell office:value-type="string">
            <text:p>RJ-45 connector</text:p>
          </table:table-cell>
          <table:table-cell office:value-type="string">
            <text:p>Digikey</text:p>
          </table:table-cell>
          <table:table-cell office:value-type="string">
            <text:p>151-1099-nd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string">
            <text:p>J3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J4</text:p>
          </table:table-cell>
          <table:table-cell/>
          <table:table-cell table:number-columns-repeated="2" office:value-type="string">
            <text:p>MA04-1</text:p>
          </table:table-cell>
          <table:table-cell office:value-type="string">
            <text:p>PIN HEADER</text:p>
          </table:table-cell>
          <table:table-cell office:value-type="string">
            <text:p>Enkel stiftlist</text:p>
          </table:table-cell>
          <table:table-cell office:value-type="string">
            <text:p>Digikey</text:p>
          </table:table-cell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330 uH</text:p>
          </table:table-cell>
          <table:table-cell table:number-columns-repeated="2" office:value-type="string">
            <text:p>DO3316P</text:p>
          </table:table-cell>
          <table:table-cell office:value-type="string">
            <text:p>COILCRAFT</text:p>
          </table:table-cell>
          <table:table-cell office:value-type="string">
            <text:p>Drossel 330u</text:p>
          </table:table-cell>
          <table:table-cell office:value-type="string">
            <text:p>Digikey</text:p>
          </table:table-cell>
          <table:table-cell office:value-type="string">
            <text:p>553-1514-1-nd</text:p>
          </table:table-cell>
          <table:table-cell office:value-type="float" office:value="10.24">
            <text:p>10,24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green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LED Grön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LED9</text:p>
          </table:table-cell>
          <table:table-cell office:value-type="string">
            <text:p>red</text:p>
          </table:table-cell>
          <table:table-cell office:value-type="string">
            <text:p>LEDCHIP-LED0805</text:p>
          </table:table-cell>
          <table:table-cell office:value-type="string">
            <text:p>CHIP-LED0805</text:p>
          </table:table-cell>
          <table:table-cell office:value-type="string">
            <text:p>LED</text:p>
          </table:table-cell>
          <table:table-cell office:value-type="string">
            <text:p>LED Rö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0 MHz</text:p>
          </table:table-cell>
          <table:table-cell office:value-type="string">
            <text:p>HC-49S</text:p>
          </table:table-cell>
          <table:table-cell office:value-type="string">
            <text:p>9C</text:p>
          </table:table-cell>
          <table:table-cell office:value-type="string">
            <text:p>Digikey 887-1050-1-nd</text:p>
          </table:table-cell>
          <table:table-cell office:value-type="string">
            <text:p>10 MHz Crystal</text:p>
          </table:table-cell>
          <table:table-cell office:value-type="string">
            <text:p>Digikey</text:p>
          </table:table-cell>
          <table:table-cell office:value-type="string">
            <text:p>887-1050-1-d</text:p>
          </table:table-cell>
          <table:table-cell office:value-type="float" office:value="4.24">
            <text:p>4,24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0">
            <text:p>454650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string">
            <text:p>S1</text:p>
          </table:table-cell>
          <table:table-cell/>
          <table:table-cell office:value-type="string">
            <text:p>31-XX</text:p>
          </table:table-cell>
          <table:table-cell office:value-type="string">
            <text:p>B3F-31XX</text:p>
          </table:table-cell>
          <table:table-cell office:value-type="string">
            <text:p>OMRON SWITCH</text:p>
          </table:table-cell>
          <table:table-cell office:value-type="string">
            <text:p>Init switch</text:p>
          </table:table-cell>
          <table:table-cell office:value-type="string">
            <text:p>Elfa</text:p>
          </table:table-cell>
          <table:table-cell office:value-type="string">
            <text:p>35-677-65</text:p>
          </table:table-cell>
          <table:table-cell office:value-type="float" office:value="2.89">
            <text:p>2,89</text:p>
          </table:table-cell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MPL115A1</text:p>
          </table:table-cell>
          <table:table-cell office:value-type="string">
            <text:p>LGA8</text:p>
          </table:table-cell>
          <table:table-cell/>
          <table:table-cell office:value-type="string">
            <text:p>Barometer</text:p>
          </table:table-cell>
          <table:table-cell office:value-type="string">
            <text:p>Digikey</text:p>
          </table:table-cell>
          <table:table-cell office:value-type="string">
            <text:p>MPL115A1T1CT-ND</text:p>
          </table:table-cell>
          <table:table-cell office:value-type="float" office:value="17.68">
            <text:p>17,68</text:p>
          </table:table-cell>
        </table:table-row>
        <table:table-row table:style-name="ro1">
          <table:table-cell table:number-columns-repeated="8"/>
          <table:table-cell table:style-name="ce1" table:formula="of:=SUM([.I4:.I32])" office:value-type="float" office:value="158.726">
            <text:p>158,73</text:p>
          </table:table-cell>
        </table:table-row>
      </table:table>
      <table:table table:name="Sheet1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2011-10-06</text:date>, <text:time>17:1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M41S</meta:editing-duration>
    <meta:editing-cycles>3</meta:editing-cycles>
    <meta:generator>OpenOffice.org/3.3$Win32 OpenOffice.org_project/330m20$Build-9567</meta:generator>
    <dc:date>2011-10-06T17:12:53.03</dc:date>
    <dc:creator>Åke Hedman</dc:creator>
    <meta:document-statistic meta:table-count="4" meta:cell-count="275" meta:object-count="0"/>
    <meta:user-defined meta:name="Info 1"/>
    <meta:user-defined meta:name="Info 2"/>
    <meta:user-defined meta:name="Info 3"/>
    <meta:user-defined meta:name="Info 4"/>
  </office:meta>
</office:document-meta>
</file>